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C" style:family="table-column">
      <style:table-column-properties style:column-width="4.4618in" style:rel-column-width="4369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06eb" officeooo:paragraph-rsid="001106eb"/>
    </style:style>
    <style:style style:name="P2" style:family="paragraph" style:parent-style-name="Standard">
      <style:text-properties officeooo:rsid="0013e1cd" officeooo:paragraph-rsid="0013e1cd"/>
    </style:style>
    <style:style style:name="P3" style:family="paragraph" style:parent-style-name="Table_20_Contents">
      <style:paragraph-properties fo:text-align="center" style:justify-single-word="false"/>
      <style:text-properties officeooo:rsid="001106eb" officeooo:paragraph-rsid="001106eb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106eb" officeooo:paragraph-rsid="001106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26fb7" officeooo:paragraph-rsid="00126fb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26fb7" officeooo:paragraph-rsid="00126fb7"/>
    </style:style>
    <style:style style:name="P8" style:family="paragraph" style:parent-style-name="Standard">
      <style:text-properties officeooo:rsid="001106eb" officeooo:paragraph-rsid="001e40a9"/>
    </style:style>
    <style:style style:name="P9" style:family="paragraph" style:parent-style-name="Standard">
      <style:text-properties officeooo:rsid="001e40a9" officeooo:paragraph-rsid="001e40a9"/>
    </style:style>
    <style:style style:name="P10" style:family="paragraph" style:parent-style-name="Standard">
      <style:text-properties officeooo:rsid="001e40a9" officeooo:paragraph-rsid="001f6479"/>
    </style:style>
    <style:style style:name="P11" style:family="paragraph" style:parent-style-name="Standard">
      <style:text-properties officeooo:rsid="001f6479" officeooo:paragraph-rsid="001f6479"/>
    </style:style>
    <style:style style:name="P12" style:family="paragraph" style:parent-style-name="Standard">
      <style:text-properties officeooo:rsid="00201bea" officeooo:paragraph-rsid="00201bea"/>
    </style:style>
    <style:style style:name="P13" style:family="paragraph" style:parent-style-name="Standard">
      <style:text-properties officeooo:rsid="0020e598" officeooo:paragraph-rsid="0020e598"/>
    </style:style>
    <style:style style:name="P14" style:family="paragraph" style:parent-style-name="Standard">
      <style:text-properties officeooo:rsid="0020f8c1" officeooo:paragraph-rsid="0020f8c1"/>
    </style:style>
    <style:style style:name="P15" style:family="paragraph" style:parent-style-name="Standard">
      <style:text-properties officeooo:rsid="002103ac" officeooo:paragraph-rsid="002103ac"/>
    </style:style>
    <style:style style:name="P16" style:family="paragraph" style:parent-style-name="Standard">
      <style:text-properties officeooo:paragraph-rsid="0021ef08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f6479" officeooo:paragraph-rsid="001f6479"/>
    </style:style>
    <style:style style:name="T1" style:family="text">
      <style:text-properties officeooo:rsid="001f6479"/>
    </style:style>
    <style:style style:name="T2" style:family="text">
      <style:text-properties officeooo:rsid="001fd0d4"/>
    </style:style>
    <style:style style:name="T3" style:family="text">
      <style:text-properties officeooo:rsid="00201bea"/>
    </style:style>
    <style:style style:name="T4" style:family="text">
      <style:text-properties officeooo:rsid="0020e598"/>
    </style:style>
    <style:style style:name="T5" style:family="text">
      <style:text-properties officeooo:rsid="0021ef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he simulation model contains 3 arms.</text:p>
      <text:p text:style-name="P10"><text:span text:style-name="T1">E</text:span>ach arm contains 3 parts – the swivel, the proximal part, and the distal part.</text:p>
      <text:p text:style-name="P9">All this parts are connected to each other by joints, to simulate the arm movement.</text:p>
      <text:p text:style-name="P9"/>
      <text:p text:style-name="P9">Each arm has a <text:span text:style-name="T1">servo</text:span> motor, <text:span text:style-name="T1">it</text:span> applies the movement to the arms by a tendon, that on one side connected to the servo motor, and on the other side is connected to the arm’s parts.</text:p>
      <text:p text:style-name="P9"/>
      <text:p text:style-name="P11">The joint and the tendon, has different constants that can affect the simulation behavior.</text:p>
      <text:p text:style-name="P11">You can change the joints damping and stiffness, and for the tendon, you can change its stiffness, <text:span text:style-name="T2">range and width</text:span></text:p>
      <text:p text:style-name="P11"/>
      <text:p text:style-name="P16"><text:span text:style-name="T5">(You can change the tendon damping too, need to determine if it needed)</text:span></text:p>
      <text:p text:style-name="P8"/>
      <text:p text:style-name="P12">In the first iteration, this different constants was chosen <text:span text:style-name="T4">by changing them randomly and running the simulation until reaching a reasonable result of the arms behavior.</text:span></text:p>
      <text:p text:style-name="P1">The model <text:span text:style-name="T3">constants</text:span> are described at the table below -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">Items</text:p>
          </table:table-cell>
          <table:table-cell table:style-name="Table1.A1" office:value-type="string">
            <text:p text:style-name="P5">Variable</text:p>
          </table:table-cell>
          <table:table-cell table:style-name="Table1.C1" office:value-type="string">
            <text:p text:style-name="P6">Current Value</text:p>
          </table:table-cell>
        </table:table-row>
        <table:table-row>
          <table:table-cell table:style-name="Table1.A2" office:value-type="string">
            <text:p text:style-name="P3">Joints</text:p>
          </table:table-cell>
          <table:table-cell table:style-name="Table1.A2" office:value-type="string">
            <text:p text:style-name="P3">damping</text:p>
          </table:table-cell>
          <table:table-cell table:style-name="Table1.C2" office:value-type="string">
            <text:p text:style-name="P7">0.0000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stiffness</text:p>
          </table:table-cell>
          <table:table-cell table:style-name="Table1.C2" office:value-type="string">
            <text:p text:style-name="P7">0.00001</text:p>
          </table:table-cell>
        </table:table-row>
        <table:table-row>
          <table:table-cell table:style-name="Table1.A2" office:value-type="string">
            <text:p text:style-name="P3">Tendon</text:p>
          </table:table-cell>
          <table:table-cell table:style-name="Table1.A2" office:value-type="string">
            <text:p text:style-name="P3">stiffness</text:p>
          </table:table-cell>
          <table:table-cell table:style-name="Table1.C2" office:value-type="string">
            <text:p text:style-name="P7">1000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range</text:p>
          </table:table-cell>
          <table:table-cell table:style-name="Table1.C2" office:value-type="string">
            <text:p text:style-name="P7">0.1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8">Width</text:p>
          </table:table-cell>
          <table:table-cell table:style-name="Table1.C2" office:value-type="string">
            <text:p text:style-name="P18">0.001</text:p>
          </table:table-cell>
        </table:table-row>
      </table:table>
      <text:p text:style-name="P2"/>
      <text:p text:style-name="P13">The input of the simulation, is the torque that each motors apply on its tendon.</text:p>
      <text:p text:style-name="P14">This inputs (torque) needs to be calibrated against the real inputs of the robot (position probably)</text:p>
      <text:p text:style-name="P2"/>
      <text:p text:style-name="P15">The simulation output will be the relative poistion of the object we decide to manipulate, this output will have to be in the same order as the real robot outpu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1T10:52:28.033409162</meta:creation-date>
    <dc:date>2022-09-21T12:51:26.084863519</dc:date>
    <meta:editing-duration>PT1H1M15S</meta:editing-duration>
    <meta:editing-cycles>16</meta:editing-cycles>
    <meta:generator>LibreOffice/6.0.7.3$Linux_X86_64 LibreOffice_project/00m0$Build-3</meta:generator>
    <meta:document-statistic meta:table-count="1" meta:image-count="0" meta:object-count="0" meta:page-count="1" meta:paragraph-count="27" meta:word-count="231" meta:character-count="1316" meta:non-whitespace-character-count="1111"/>
  </office:meta>
</office:document-meta>
</file>